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25-01-16 1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24-10-16 0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24-07-08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24-01-11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23-07-11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23-04-12 0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23-01-09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22-04-14 0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22-01-12 1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21-10-14 0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21-07-15 0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21-04-14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21-01-07 0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20-10-07 0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20-07-07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20-06-03 0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20-01-08 0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